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nmpPollingEndpoint.setRetries( int re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set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setOids( OIDList o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nmpPollingEndpoint.valid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nmpPollingEndpoint.getO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sendSnmpDataMessage( PDU request , PDU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nmpPollingEndpoint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po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nmpPollingEndpoint.setAddress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setSnmpCommunity( String snmpCommun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process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nmpPolling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getSnmpCommun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setMarshaler( SnmpMarshalerSupport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onResponse( Respons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nmpPollingEndpoint.getSnmp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getRe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nmpPollingEndpoint.setSnmpVersion( int snmp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mpPolling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nmpPollingEndpoint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